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100000091199B8537F44E83A0.png" manifest:media-type="image/png"/>
  <manifest:file-entry manifest:full-path="Pictures/10000000000001D200000077D9BF89ED1101AF50.png" manifest:media-type="image/png"/>
  <manifest:file-entry manifest:full-path="Pictures/10000000000001440000008C55051931EB24B4FB.png" manifest:media-type="image/png"/>
  <manifest:file-entry manifest:full-path="Pictures/100000000000012A000000A2BF29B7B5ECE999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681in" svg:y="0.1134in" svg:width="3.3752in" svg:height="1.4583in" draw:z-index="0"><draw:image xlink:href="Pictures/10000000000001440000008C55051931EB24B4FB.png" xlink:type="simple" xlink:show="embed" xlink:actuate="onLoad" loext:mime-type="image/x-vclgraphic"/></draw:frame><draw:frame draw:style-name="fr2" draw:name="Image2" text:anchor-type="paragraph" svg:x="1.2457in" svg:y="0.8819in" svg:width="3.1043in" svg:height="1.6874in" draw:z-index="1"><draw:image xlink:href="Pictures/100000000000012A000000A2BF29B7B5ECE99970.png" xlink:type="simple" xlink:show="embed" xlink:actuate="onLoad" loext:mime-type="image/x-vclgraphic"/></draw:frame><draw:frame draw:style-name="fr1" draw:name="Image3" text:anchor-type="paragraph" svg:x="-0.0091in" svg:y="2.4528in" svg:width="4.8543in" svg:height="1.2398in" draw:z-index="2"><draw:image xlink:href="Pictures/10000000000001D200000077D9BF89ED1101AF50.png" xlink:type="simple" xlink:show="embed" xlink:actuate="onLoad" loext:mime-type="image/x-vclgraphic"/></draw:frame><draw:frame draw:style-name="fr1" draw:name="Image4" text:anchor-type="paragraph" svg:x="0.9626in" svg:y="3.6917in" svg:width="4.8437in" svg:height="1.5102in" draw:z-index="3"><draw:image xlink:href="Pictures/10000000000001D100000091199B8537F44E83A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5:15:58.766117128</meta:creation-date>
    <dc:date>2019-08-25T15:22:17.469856907</dc:date>
    <meta:editing-duration>PT6M20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